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3ABED7CE1F5082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09cm, 9.339cm, 21.325cm, 7.6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637cm" svg:height="8.799cm" svg:x="0.101cm" svg:y="0.101cm">
          <draw:image xlink:href="Pictures/10000000000005E8000007E043ABED7CE1F5082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48:35.689721122</dc:date>
    <meta:editing-duration>PT3M37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